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hristian-union-db/ <text:s text:c="7"/>← Main project folder</text:p>
      <text:p text:style-name="Standard">│</text:p>
      <text:p text:style-name="Standard">├── frontend/ <text:s text:c="13"/>← Frontend (HTML, CSS, JS)</text:p>
      <text:p text:style-name="Standard">│ <text:s text:c="2"/>├── index.html <text:s text:c="8"/>← Your landing page</text:p>
      <text:p text:style-name="Standard">│ <text:s text:c="2"/>├── css/</text:p>
      <text:p text:style-name="Standard">│ <text:s text:c="2"/>│ <text:s text:c="2"/>└── styles.css <text:s text:c="4"/>← All your CSS</text:p>
      <text:p text:style-name="Standard">│ <text:s text:c="2"/>├── js/</text:p>
      <text:p text:style-name="Standard">│ <text:s text:c="2"/>│ <text:s text:c="2"/>└── app.js <text:s text:c="8"/>← Optional JavaScript (interactions)</text:p>
      <text:p text:style-name="Standard">│ <text:s text:c="2"/>└── images/ <text:s text:c="11"/>← Images and assets</text:p>
      <text:p text:style-name="Standard">│ <text:s text:c="7"/>└── logo.png <text:s text:c="5"/>← Example logo</text:p>
      <text:p text:style-name="Standard">│</text:p>
      <text:p text:style-name="Standard">├── backend/ <text:s text:c="14"/>← Backend (Node.js + Express)</text:p>
      <text:p text:style-name="Standard">│ <text:s text:c="2"/>├── controllers/ <text:s text:c="6"/>← Handles logic (API responses)</text:p>
      <text:p text:style-name="Standard">│ <text:s text:c="2"/>│ <text:s text:c="2"/>└── authController.js</text:p>
      <text:p text:style-name="Standard">│ <text:s text:c="2"/>├── models/ <text:s text:c="11"/>← Database models (users, etc.)</text:p>
      <text:p text:style-name="Standard">│ <text:s text:c="2"/>│ <text:s text:c="2"/>└── userModel.js</text:p>
      <text:p text:style-name="Standard">│ <text:s text:c="2"/>├── routes/ <text:s text:c="11"/>← API endpoints</text:p>
      <text:p text:style-name="Standard">│ <text:s text:c="2"/>│ <text:s text:c="2"/>└── authRoutes.js</text:p>
      <text:p text:style-name="Standard">│ <text:s text:c="2"/>├── config/ <text:s text:c="11"/>← Configuration files</text:p>
      <text:p text:style-name="Standard">│ <text:s text:c="2"/>│ <text:s text:c="2"/>└── dbConfig.js</text:p>
      <text:p text:style-name="Standard">│ <text:s text:c="2"/>├── server.js <text:s text:c="9"/>← Entry point (starts backend)</text:p>
      <text:p text:style-name="Standard">│ <text:s text:c="2"/>└── app.js <text:s text:c="12"/>← Express app setup</text:p>
      <text:p text:style-name="Standard">│</text:p>
      <text:p text:style-name="Standard">├── .gitignore <text:s text:c="12"/>← Tells Git what NOT to track</text:p>
      <text:p text:style-name="Standard">├── README.md <text:s text:c="13"/>← Project overview / instructions</text:p>
      <text:p text:style-name="Standard">└── package.json <text:s text:c="10"/>← Backend dependencies &amp; script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8T22:57:40.364302200</meta:creation-date>
    <dc:date>2026-01-28T22:58:03.672312000</dc:date>
    <meta:editing-duration>PT23S</meta:editing-duration>
    <meta:editing-cycles>1</meta:editing-cycles>
    <meta:document-statistic meta:table-count="0" meta:image-count="0" meta:object-count="0" meta:page-count="1" meta:paragraph-count="26" meta:word-count="146" meta:character-count="1005" meta:non-whitespace-character-count="669"/>
    <meta:generator>LibreOffice/25.2.6.2$Windows_X86_64 LibreOffice_project/729c5bfe710f5eb71ed3bbde9e06a6065e9c6c5d</meta:generator>
  </office:meta>
</office:document-meta>
</file>